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58.99pt"/>
    </style:style>
    <style:style style:name="co7" style:family="table-column">
      <style:table-column-properties fo:break-before="auto" style:column-width="54.71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10.91pt"/>
    </style:style>
    <style:style style:name="co10" style:family="table-column">
      <style:table-column-properties fo:break-before="auto" style:column-width="51.45pt"/>
    </style:style>
    <style:style style:name="co11" style:family="table-column">
      <style:table-column-properties fo:break-before="auto" style:column-width="46.91pt"/>
    </style:style>
    <style:style style:name="co12" style:family="table-column">
      <style:table-column-properties fo:break-before="auto" style:column-width="14.54pt"/>
    </style:style>
    <style:style style:name="co13" style:family="table-column">
      <style:table-column-properties fo:break-before="auto" style:column-width="45.21pt"/>
    </style:style>
    <style:style style:name="co14" style:family="table-column">
      <style:table-column-properties fo:break-before="auto" style:column-width="41.7pt"/>
    </style:style>
    <style:style style:name="co15" style:family="table-column">
      <style:table-column-properties fo:break-before="auto" style:column-width="17.29pt"/>
    </style:style>
    <style:style style:name="co16" style:family="table-column">
      <style:table-column-properties fo:break-before="auto" style:column-width="18.74pt"/>
    </style:style>
    <style:style style:name="co17" style:family="table-column">
      <style:table-column-properties fo:break-before="auto" style:column-width="22.14pt"/>
    </style:style>
    <style:style style:name="co18" style:family="table-column">
      <style:table-column-properties fo:break-before="auto" style:column-width="24.69pt"/>
    </style:style>
    <style:style style:name="co19" style:family="table-column">
      <style:table-column-properties fo:break-before="auto" style:column-width="21.29pt"/>
    </style:style>
    <style:style style:name="co20" style:family="table-column">
      <style:table-column-properties fo:break-before="auto" style:column-width="17.04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6.75pt" fo:break-before="auto" style:use-optimal-row-height="fals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2.01pt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21409a"/>
    </style:style>
    <style:style style:name="ce51" style:family="table-cell" style:parent-style-name="Default">
      <style:table-cell-properties fo:border="none" fo:padding="2.01pt"/>
    </style:style>
    <style:style style:name="ce117" style:family="table-cell" style:parent-style-name="Default">
      <style:table-cell-properties fo:border="none" fo:padding="2.01pt"/>
      <style:text-properties style:text-underline-style="none"/>
    </style:style>
    <style:style style:name="ce52" style:family="table-cell" style:parent-style-name="Default">
      <style:table-cell-properties fo:border="none" fo:padding="2.01pt"/>
      <style:text-properties fo:color="#808080"/>
    </style:style>
    <style:style style:name="ce53" style:family="table-cell" style:parent-style-name="Default">
      <style:table-cell-properties fo:border="none" fo:padding="2.01p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2.01pt"/>
    </style:style>
    <style:style style:name="ce55" style:family="table-cell" style:parent-style-name="Default">
      <style:table-cell-properties fo:background-color="#dddddd" fo:padding="2.01pt"/>
    </style:style>
    <style:style style:name="ce56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57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58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ffff66" fo:padding="2.01pt"/>
    </style:style>
    <style:style style:name="ce61" style:family="table-cell" style:parent-style-name="Default">
      <style:table-cell-properties fo:background-color="#ddddd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6.8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51248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1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8"/>
          <table:table-cell table:style-name="ce51">
            <office:annotation office:display="true" draw:style-name="gr1" draw:text-style-name="P2" svg:width="256.08pt" svg:height="112.56pt" svg:x="886.59pt" svg:y="0.99pt" draw:caption-point-x="-14.54pt" draw:caption-point-y="-0.71pt">
              <dc:date>2018-10-07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string" calcext:value-type="string">
            <text:p>10..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3]" office:value-type="float" office:value="2.01" calcext:value-type="float">
            <text:p>2.01</text:p>
          </table:table-cell>
          <table:table-cell table:style-name="ce4" table:formula="of:=[.E13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185" calcext:value-type="float">
            <text:p>1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9" office:value-type="float" office:value="1.01" calcext:value-type="float">
            <text:p>1.01</text:p>
          </table:table-cell>
          <table:table-cell table:style-name="ce2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1.041" calcext:value-type="float">
            <text:p>1.04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2" calcext:value-type="float">
            <text:p>1.04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3" calcext:value-type="float">
            <text:p>1.04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1.327" calcext:value-type="float">
            <text:p>1.32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0]" office:value-type="float" office:value="4.08" calcext:value-type="float">
            <text:p>4.08</text:p>
          </table:table-cell>
          <table:table-cell table:style-name="ce4" table:formula="of:=[.E20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6" calcext:value-type="float">
            <text:p>1.3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]" office:value-type="float" office:value="4.23" calcext:value-type="float">
            <text:p>4.23</text:p>
          </table:table-cell>
          <table:table-cell table:style-name="ce4" table:formula="of:=[.E21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4" table:formula="of:=[.D22]" office:value-type="float" office:value="4.17" calcext:value-type="float">
            <text:p>4.17</text:p>
          </table:table-cell>
          <table:table-cell table:style-name="ce4" table:formula="of:=[.E22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.195" calcext:value-type="float">
            <text:p>2.19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6" calcext:value-type="float">
            <text:p>1.01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7" calcext:value-type="float">
            <text:p>1.01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1" calcext:value-type="float">
            <text:p>2.4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1" calcext:value-type="float">
            <text:p>1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2" calcext:value-type="float">
            <text:p>2.41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2" calcext:value-type="float">
            <text:p>1.0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Wohnte in Nazareth – Damit er Nazarener genannt wir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4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amm Got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3" calcext:value-type="float">
            <text:p>3.0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2.122" calcext:value-type="float">
            <text:p>2.1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1" office:value-type="float" office:value="1.02" calcext:value-type="float">
            <text:p>1.020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1" table:formula="of:=[.N48]" office:value-type="float" office:value="3.003" calcext:value-type="float">
            <text:p>3.0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-&gt;Jo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, um getauft zu werd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6" calcext:value-type="float">
            <text:p>3.0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3.03" calcext:value-type="float">
            <text:p>3.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m Jordan: Taufe der Busse zur Vergebung der S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65" calcext:value-type="float">
            <text:p>1.06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4" calcext:value-type="float">
            <text:p>1.27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44"/>
          <table:table-cell table:style-name="ce37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41"/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Nz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29" calcext:value-type="float">
            <text:p>1.2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-&gt; 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4" calcext:value-type="float">
            <text:p>4.1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Wie geschrieben steht in Jesaja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4" calcext:value-type="float">
            <text:p>4.16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54" office:value-type="string" calcext:value-type="string">
            <text:p>Die Hochzeit von Kana in Galiläa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6" calcext:value-type="float">
            <text:p>4.12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5" calcext:value-type="float">
            <text:p>1.14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5" calcext:value-type="float">
            <text:p>4.1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1" calcext:value-type="float">
            <text:p>8.0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80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82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Der wunderbare Fischzug/Die Berufung der ersten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8" calcext:value-type="float">
            <text:p>5.080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35" calcext:value-type="float">
            <text:p>1.3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9" calcext:value-type="float">
            <text:p>5.0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1" calcext:value-type="float">
            <text:p>5.171</text:p>
          </table:table-cell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2" calcext:value-type="float">
            <text:p>12.09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2" calcext:value-type="float">
            <text:p>6.0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ce12"/>
          <table:table-cell table:style-name="ce2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Knecht Gotte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3" calcext:value-type="float">
            <text:p>12.09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5" office:value-type="float" office:value="3.13" calcext:value-type="float">
            <text:p>3.130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5" office:value-type="float" office:value="6.12" calcext:value-type="float">
            <text:p>6.120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04]" office:value-type="float" office:value="10.07" calcext:value-type="float">
            <text:p>10.07</text:p>
          </table:table-cell>
          <table:table-cell table:style-name="ce4" table:formula="of:=[.E104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09]" office:value-type="float" office:value="5.03" calcext:value-type="float">
            <text:p>5.03</text:p>
          </table:table-cell>
          <table:table-cell table:style-name="ce4" table:formula="of:=[.E109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3" calcext:value-type="float">
            <text:p>5.13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ebe zu den Fei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 sagen: Johannes habe einen Dämo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29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30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Grund für die Gleichnisre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05" calcext:value-type="float">
            <text:p>13.1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95" calcext:value-type="float">
            <text:p>8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style-name="ce54" table:number-columns-repeated="2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4" table:formula="of:=[.D132]" office:value-type="float" office:value="13.11" calcext:value-type="float">
            <text:p>13.11</text:p>
          </table:table-cell>
          <table:table-cell table:style-name="ce4" table:formula="of:=[.E132]" office:value-type="float" office:value="13.11" calcext:value-type="float">
            <text:p>13.11</text:p>
          </table:table-cell>
          <table:table-cell table:style-name="ce21" office:value-type="float" office:value="13.11" calcext:value-type="float">
            <text:p>13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4.035" calcext:value-type="float">
            <text:p>4.035</text:p>
          </table:table-cell>
          <table:table-cell table:style-name="ce12" office:value-type="float" office:value="4.11" calcext:value-type="float">
            <text:p>4.11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/>
          <table:table-cell table:style-name="ce54" office:value-type="string" calcext:value-type="string">
            <text:p>Jünger verstehen Geheimnisse des Reiches, jene nicht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5" table:formula="of:=[.D133]" office:value-type="float" office:value="13.18" calcext:value-type="float">
            <text:p>13.180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13.23" calcext:value-type="float">
            <text:p>13.2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table:formula="of:=[.D135]" office:value-type="float" office:value="13.24" calcext:value-type="float">
            <text:p>13.240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5.15" calcext:value-type="float">
            <text:p>5.150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icht auf dem Leuchter. Vgl Lk 11:33-36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Jesus stillt den Stur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ie Heilung von zwei Besessenen/eines Besess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44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2" calcext:value-type="float">
            <text:p>14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2" calcext:value-type="float">
            <text:p>5.9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4" office:value-type="string" calcext:value-type="string">
            <text:p>Herodes glaubt, Johannes sei aus den Toten auferstanden</text:p>
          </table:table-cell>
          <table:table-cell table:style-name="ce51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9" calcext:value-type="float">
            <text:p>14.1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3"/>
          <table:table-cell table:style-name="ce3" office:value-type="float" office:value="6.299" calcext:value-type="float">
            <text:p>6.29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99" calcext:value-type="float">
            <text:p>9.09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geht auf die andere Seite des Sees von Galiläa oder von Tiberias</text:p>
          </table:table-cell>
          <table:table-cell table:style-name="ce51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2" calcext:value-type="float">
            <text:p>6.02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150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49" calcext:value-type="float">
            <text:p>6.449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8" table:formula="of:=[.D157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2">biblisches/Bücher/Evangelien/Abschnitte/Die-Heilung-der-Tochter-der-kananäischen-Frau </text:span>(Heilung der Tochter der  kananäischen Frau/der Frau aus Syrophönizi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159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Sauerteig der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63]" office:value-type="float" office:value="9.34" calcext:value-type="float">
            <text:p>9.34</text:p>
          </table:table-cell>
          <table:table-cell table:style-name="ce4" table:formula="of:=[.E163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2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05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2"/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ästerung gegen den Heiligen Ge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45" calcext:value-type="float">
            <text:p>12.2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urch Beelzebub treibt er die Dämonen 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28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30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31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32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34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37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238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39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40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Volk verharrt im Unglau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rfüllung/Zitierung Jes 6:10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41"/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Zeichen des Propheten Jo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0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Bekenn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2"/>
          <table:table-cell table:number-columns-repeated="2"/>
        </table:table-row>
        <table:table-row table:style-name="ro4">
          <table:table-cell table:style-name="ce1"/>
          <table:table-cell table:style-name="ce2"/>
          <table:table-cell table:style-name="ce4" table:formula="of:=[.D258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60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63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eichen der Zeit, Ermahnung zur Versöhnlichkeit (Vgl Mt 16:1-3)</text:p>
          </table:table-cell>
          <table:table-cell table:style-name="ce54"/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68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70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72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73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74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mut und wahre Wohltätigkei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84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5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90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92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93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2"/>
          <table:table-cell table:number-columns-repeated="2"/>
        </table:table-row>
        <table:table-row table:style-name="ro4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2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9.115" calcext:value-type="float">
            <text:p>1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15" calcext:value-type="float">
            <text:p>2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31]" office:value-type="float" office:value="21.18" calcext:value-type="float">
            <text:p>21.18</text:p>
          </table:table-cell>
          <table:table-cell table:style-name="ce12" office:value-type="float" office:value="21.18" calcext:value-type="float">
            <text:p>21.1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number-columns-repeated="2"/>
          <table:table-cell table:style-name="ce51"/>
          <table:table-cell table:style-name="ce54"/>
          <table:table-cell table:style-name="ce54" office:value-type="string" calcext:value-type="string">
            <text:p>Jesus hung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5 Tage vor Passah: Jesus auf Eselin und deren Füllen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36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39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41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42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43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52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61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95" calcext:value-type="float">
            <text:p>19.3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string" calcext:value-type="string">
            <text:p>21.23.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4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158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/>
      <table:database-ranges>
        <table:database-range table:name="SortierRange" table:target-range-address="Sheet1.C2:Sheet1.AM415" table:contains-header="false">
          <table:sort>
            <table:sort-by table:field-number="6" table:data-type="automatic"/>
            <table:sort-by table:field-number="7" table:data-type="automatic"/>
            <table:sort-by table:field-number="8" table:data-type="automatic"/>
          </table:sort>
        </table:database-range>
        <table:database-range table:name="__Anonymous_Sheet_DB__0" table:target-range-address="Sheet1.C2:Sheet1.AN415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20:46:02.360066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9-05-13T21:14:38.703304261</dc:date>
    <meta:editing-duration>P1DT10H37M49S</meta:editing-duration>
    <meta:editing-cycles>281</meta:editing-cycles>
    <meta:generator>LibreOffice/6.1.5.2$Linux_X86_64 LibreOffice_project/10$Build-2</meta:generator>
    <meta:document-statistic meta:table-count="1" meta:cell-count="2872" meta:object-count="0"/>
  </office:meta>
</office:document-meta>
</file>